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mo" svg:font-family="Arimo" style:font-family-generic="swiss" style:font-pitch="variable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mo" fo:font-weight="bold" style:font-weight-asian="bold" style:font-weight-complex="bold" fo:font-style="italic" style:font-style-asian="italic" style:font-style-complex="italic" fo:color="#99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mo" fo:font-size="9pt" style:font-size-asian="9pt"/>
    </style:style>
    <style:style style:name="P3" style:parent-style-name="Standard" style:family="paragraph">
      <style:text-properties style:font-name="Arimo" fo:font-size="9pt" style:font-size-asian="9pt"/>
    </style:style>
    <style:style style:name="P4" style:parent-style-name="Standard" style:family="paragraph">
      <style:text-properties style:font-name="Arimo" fo:font-size="11pt" style:font-size-asian="11pt" style:font-size-complex="11pt"/>
    </style:style>
    <style:style style:name="P5" style:parent-style-name="Standard" style:family="paragraph">
      <style:text-properties style:font-name="Arimo" fo:font-size="11pt" style:font-size-asian="11pt" style:font-size-complex="11pt"/>
    </style:style>
    <style:style style:name="P6" style:parent-style-name="Standard" style:family="paragraph">
      <style:text-properties style:font-name="Arimo" fo:font-size="11pt" style:font-size-asian="11pt" style:font-size-complex="11pt"/>
    </style:style>
    <style:style style:name="P7" style:parent-style-name="Standard" style:family="paragraph">
      <style:text-properties style:font-name="Arimo" fo:font-size="11pt" style:font-size-asian="11pt" style:font-size-complex="11pt"/>
    </style:style>
    <style:style style:name="P8" style:parent-style-name="Standard" style:family="paragraph">
      <style:text-properties style:font-name="Arimo" fo:font-size="11pt" style:font-size-asian="11pt" style:font-size-complex="11pt"/>
    </style:style>
    <style:style style:name="P9" style:parent-style-name="Standard" style:family="paragraph">
      <style:text-properties style:font-name="Arimo" fo:font-size="11pt" style:font-size-asian="11pt" style:font-size-complex="11pt"/>
    </style:style>
    <style:style style:name="P10" style:parent-style-name="Standard" style:family="paragraph">
      <style:text-properties style:font-name="Arimo" fo:font-size="11pt" style:font-size-asian="11pt" style:font-size-complex="11pt"/>
    </style:style>
    <style:style style:name="P11" style:parent-style-name="Standard" style:family="paragraph">
      <style:text-properties style:font-name="Arimo" fo:font-size="11pt" style:font-size-asian="11pt" style:font-size-complex="11pt"/>
    </style:style>
    <style:style style:name="P12" style:parent-style-name="Standard" style:family="paragraph">
      <style:text-properties style:font-name="Arimo" fo:font-size="11pt" style:font-size-asian="11pt" style:font-size-complex="11pt"/>
    </style:style>
    <style:style style:name="P13" style:parent-style-name="Standard" style:family="paragraph">
      <style:text-properties style:font-name="Arimo" fo:font-size="11pt" style:font-size-asian="11pt" style:font-size-complex="11pt"/>
    </style:style>
    <style:style style:name="P14" style:parent-style-name="Standard" style:family="paragraph">
      <style:text-properties style:font-name="Arimo" fo:font-size="11pt" style:font-size-asian="11pt" style:font-size-complex="11pt"/>
    </style:style>
    <style:style style:name="P15" style:parent-style-name="Standard" style:family="paragraph">
      <style:text-properties style:font-name="Arimo" fo:font-size="11pt" style:font-size-asian="11pt" style:font-size-complex="11pt"/>
    </style:style>
    <style:style style:name="P16" style:parent-style-name="Standard" style:family="paragraph">
      <style:text-properties style:font-name="Arimo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Arimo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font-name="Arimo" fo:font-size="11pt" style:font-size-asian="11pt" style:font-size-complex="11pt"/>
    </style:style>
    <style:style style:name="P19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20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21" style:parent-style-name="Standard" style:family="paragraph">
      <style:text-properties style:font-name="Arimo" fo:font-size="11pt" style:font-size-asian="11pt" style:font-size-complex="11pt" fo:language="en" fo:country="GB"/>
    </style:style>
    <style:style style:name="T22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23" style:parent-style-name="Policepardéfaut" style:family="text">
      <style:text-properties style:font-name="Arimo" fo:font-size="11pt" style:font-size-asian="11pt" style:font-size-complex="11pt"/>
    </style:style>
    <style:style style:name="T24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25" style:parent-style-name="Policepardéfaut" style:family="text">
      <style:text-properties style:font-name="Arimo" fo:font-size="11pt" style:font-size-asian="11pt" style:font-size-complex="11pt"/>
    </style:style>
    <style:style style:name="T26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P27" style:parent-style-name="Standard" style:family="paragraph">
      <style:text-properties style:font-name="Arimo" fo:font-size="11pt" style:font-size-asian="11pt" style:font-size-complex="11pt" fo:language="en" fo:country="GB"/>
    </style:style>
    <style:style style:name="T28" style:parent-style-name="Policepardéfaut" style:family="text">
      <style:text-properties style:font-name="Arimo" fo:font-size="11pt" style:font-size-asian="11pt" style:font-size-complex="11pt"/>
    </style:style>
    <style:style style:name="T29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30" style:parent-style-name="Policepardéfaut" style:family="text">
      <style:text-properties style:font-name="Arimo" fo:font-size="11pt" style:font-size-asian="11pt" style:font-size-complex="11pt"/>
    </style:style>
    <style:style style:name="T31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32" style:parent-style-name="Policepardéfaut" style:family="text">
      <style:text-properties style:font-name="Arimo" fo:font-size="11pt" style:font-size-asian="11pt" style:font-size-complex="11pt"/>
    </style:style>
    <style:style style:name="T33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34" style:parent-style-name="Policepardéfaut" style:family="text">
      <style:text-properties style:font-name="Arimo" fo:font-size="11pt" style:font-size-asian="11pt" style:font-size-complex="11pt"/>
    </style:style>
    <style:style style:name="T35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T36" style:parent-style-name="Policepardéfaut" style:family="text">
      <style:text-properties style:font-name="Arimo" fo:font-size="11pt" style:font-size-asian="11pt" style:font-size-complex="11pt" fo:language="en" fo:country="GB"/>
    </style:style>
    <style:style style:name="P37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38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39" style:parent-style-name="Standard" style:family="paragraph">
      <style:text-properties style:font-name="Arimo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Arimo" fo:font-size="11pt" style:font-size-asian="11pt" style:font-size-complex="11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42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43" style:parent-style-name="Standard" style:family="paragraph">
      <style:text-properties style:font-name="Arimo" fo:font-size="11pt" style:font-size-asian="11pt" style:font-size-complex="11pt" fo:language="en" fo:country="GB"/>
    </style:style>
    <style:style style:name="P44" style:parent-style-name="Standard" style:family="paragraph">
      <style:text-properties style:font-name="Arimo" fo:font-size="11pt" style:font-size-asian="11pt" style:font-size-complex="11pt"/>
    </style:style>
    <style:style style:name="P45" style:parent-style-name="Standard" style:family="paragraph">
      <style:text-properties style:font-name="Arimo" fo:font-size="11pt" style:font-size-asian="11pt" style:font-size-complex="11pt"/>
    </style:style>
    <style:style style:name="P46" style:parent-style-name="Standard" style:family="paragraph">
      <style:text-properties style:font-name="Arimo" fo:color="#000000" fo:font-size="11pt" style:font-size-asian="11pt" style:font-size-complex="11pt"/>
    </style:style>
    <style:style style:name="P47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Arimo" fo:color="#000000" fo:font-size="11pt" style:font-size-asian="11pt" style:font-size-complex="11pt"/>
    </style:style>
    <style:style style:name="P49" style:parent-style-name="Standard" style:family="paragraph">
      <style:text-properties style:font-name="Arimo" fo:color="#000000" fo:font-size="11pt" style:font-size-asian="11pt" style:font-size-complex="11pt"/>
    </style:style>
    <style:style style:name="P50" style:parent-style-name="Standard" style:family="paragraph">
      <style:text-properties style:font-name="Arimo" fo:color="#000000" fo:font-size="11pt" style:font-size-asian="11pt" style:font-size-complex="11pt"/>
    </style:style>
    <style:style style:name="P51" style:parent-style-name="Standard" style:family="paragraph">
      <style:text-properties style:font-name="Arimo" fo:color="#000000" fo:font-size="11pt" style:font-size-asian="11pt" style:font-size-complex="11pt"/>
    </style:style>
    <style:style style:name="P52" style:parent-style-name="Standard" style:family="paragraph">
      <style:text-properties style:font-name="Arimo" fo:color="#000000" fo:font-size="11pt" style:font-size-asian="11pt" style:font-size-complex="11pt"/>
    </style:style>
    <style:style style:name="P53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style:font-name="Arimo" fo:color="#000000" fo:font-size="11pt" style:font-size-asian="11pt" style:font-size-complex="11pt"/>
    </style:style>
    <style:style style:name="P55" style:parent-style-name="Standard" style:family="paragraph">
      <style:text-properties style:font-name="Arimo" fo:color="#000000" fo:font-size="11pt" style:font-size-asian="11pt" style:font-size-complex="11pt"/>
    </style:style>
    <style:style style:name="P56" style:parent-style-name="Standard" style:family="paragraph">
      <style:text-properties style:font-name="Arimo" fo:color="#000000" fo:font-size="11pt" style:font-size-asian="11pt" style:font-size-complex="11pt"/>
    </style:style>
    <style:style style:name="T57" style:parent-style-name="Policepardéfaut" style:family="text">
      <style:text-properties style:font-name="Arimo" fo:color="#000000" fo:font-size="11pt" style:font-size-asian="11pt" style:font-size-complex="11pt"/>
    </style:style>
    <style:style style:name="T58" style:parent-style-name="Policepardéfaut" style:family="text">
      <style:text-properties style:font-name="Arimo" fo:font-size="11pt" style:font-size-asian="11pt" style:font-size-complex="11pt"/>
    </style:style>
    <style:style style:name="P59" style:parent-style-name="Standard" style:family="paragraph">
      <style:text-properties style:font-name="Arimo" fo:color="#000000" fo:font-size="11pt" style:font-size-asian="11pt" style:font-size-complex="11pt"/>
    </style:style>
    <style:style style:name="P60" style:parent-style-name="Standard" style:family="paragraph">
      <style:text-properties style:font-name="Arimo" fo:color="#000000" fo:font-size="11pt" style:font-size-asian="11pt" style:font-size-complex="11pt"/>
    </style:style>
    <style:style style:name="P61" style:parent-style-name="Standard" style:family="paragraph">
      <style:text-properties style:font-name="Arimo" fo:color="#000000" fo:font-size="11pt" style:font-size-asian="11pt" style:font-size-complex="11pt"/>
    </style:style>
    <style:style style:name="P62" style:parent-style-name="Standard" style:family="paragraph">
      <style:text-properties style:font-name="Arimo" fo:color="#000000" fo:font-size="11pt" style:font-size-asian="11pt" style:font-size-complex="11pt"/>
    </style:style>
    <style:style style:name="P63" style:parent-style-name="Standard" style:family="paragraph">
      <style:text-properties style:font-name="Arimo" fo:color="#000000" fo:font-size="11pt" style:font-size-asian="11pt" style:font-size-complex="11pt"/>
    </style:style>
    <style:style style:name="P64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mo" fo:color="#000000" fo:font-size="11pt" style:font-size-asian="11pt" style:font-size-complex="11pt"/>
    </style:style>
    <style:style style:name="P66" style:parent-style-name="Standard" style:family="paragraph">
      <style:text-properties style:font-name="Arimo" fo:color="#000000" fo:font-size="11pt" style:font-size-asian="11pt" style:font-size-complex="11pt" fo:language="en" fo:country="GB"/>
    </style:style>
    <style:style style:name="P67" style:parent-style-name="Standard" style:family="paragraph">
      <style:text-properties style:font-name="Arimo" fo:color="#000000" fo:font-size="11pt" style:font-size-asian="11pt" style:font-size-complex="11pt" fo:language="en" fo:country="GB"/>
    </style:style>
    <style:style style:name="P68" style:parent-style-name="Standard" style:family="paragraph">
      <style:text-properties style:font-name="Arimo" fo:color="#000000" fo:font-size="11pt" style:font-size-asian="11pt" style:font-size-complex="11pt" fo:language="en" fo:country="GB"/>
    </style:style>
    <style:style style:name="T69" style:parent-style-name="Policepardéfaut" style:family="text">
      <style:text-properties style:font-name="Arimo" fo:color="#000000" fo:font-size="11pt" style:font-size-asian="11pt" style:font-size-complex="11pt" fo:language="en" fo:country="GB"/>
    </style:style>
    <style:style style:name="T70" style:parent-style-name="Policepardéfaut" style:family="text">
      <style:text-properties style:font-name="Arimo" fo:color="#000000" fo:font-size="11pt" style:font-size-asian="11pt" style:font-size-complex="11pt"/>
    </style:style>
    <style:style style:name="P71" style:parent-style-name="Standard" style:family="paragraph">
      <style:text-properties style:font-name="Arimo" fo:color="#000000" fo:font-size="11pt" style:font-size-asian="11pt" style:font-size-complex="11pt"/>
    </style:style>
    <style:style style:name="P72" style:parent-style-name="Standard" style:family="paragraph">
      <style:text-properties style:font-name="Arimo" fo:color="#000000" fo:font-size="11pt" style:font-size-asian="11pt" style:font-size-complex="11pt"/>
    </style:style>
    <style:style style:name="P73" style:parent-style-name="Standard" style:family="paragraph">
      <style:text-properties style:font-name="Arimo" fo:color="#000000" fo:font-size="11pt" style:font-size-asian="11pt" style:font-size-complex="11pt"/>
    </style:style>
    <style:style style:name="P74" style:parent-style-name="Standard" style:family="paragraph">
      <style:text-properties style:font-name="Arimo" fo:color="#000000" fo:font-size="11pt" style:font-size-asian="11pt" style:font-size-complex="11pt"/>
    </style:style>
    <style:style style:name="P75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/>
    </style:style>
    <style:style style:name="P78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/>
    </style:style>
    <style:style style:name="P79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/>
    </style:style>
    <style:style style:name="T80" style:parent-style-name="Policepardéfaut" style:family="text">
      <style:text-properties style:font-name="Arimo" style:font-weight-complex="bold" fo:color="#000000" fo:font-size="11pt" style:font-size-asian="11pt" style:font-size-complex="11pt"/>
    </style:style>
    <style:style style:name="P81" style:parent-style-name="Standard" style:family="paragraph">
      <style:text-properties style:font-name="Arimo" fo:color="#000000" fo:font-size="11pt" style:font-size-asian="11pt" style:font-size-complex="11pt"/>
    </style:style>
    <style:style style:name="P82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Arimo" fo:color="#000000" fo:font-size="11pt" style:font-size-asian="11pt" style:font-size-complex="11pt"/>
    </style:style>
    <style:style style:name="P84" style:parent-style-name="Standard" style:family="paragraph">
      <style:text-properties style:font-name="Arimo" fo:color="#000000" fo:font-size="11pt" style:font-size-asian="11pt" style:font-size-complex="11pt"/>
    </style:style>
    <style:style style:name="P85" style:parent-style-name="Standard" style:family="paragraph">
      <style:text-properties style:font-name="Arimo" fo:color="#000000" fo:font-size="11pt" style:font-size-asian="11pt" style:font-size-complex="11pt"/>
    </style:style>
    <style:style style:name="P86" style:parent-style-name="Standard" style:family="paragraph">
      <style:text-properties style:font-name="Arimo" fo:color="#000000" fo:font-size="11pt" style:font-size-asian="11pt" style:font-size-complex="11pt"/>
    </style:style>
    <style:style style:name="P87" style:parent-style-name="Standard" style:family="paragraph">
      <style:text-properties style:font-name="Arimo" fo:color="#000000" fo:font-size="11pt" style:font-size-asian="11pt" style:font-size-complex="11pt"/>
    </style:style>
    <style:style style:name="P88" style:parent-style-name="Standard" style:family="paragraph">
      <style:text-properties style:font-name="Arimo" fo:color="#000000" fo:font-size="11pt" style:font-size-asian="11pt" style:font-size-complex="11pt"/>
    </style:style>
    <style:style style:name="P89" style:parent-style-name="Standard" style:family="paragraph">
      <style:text-properties style:font-name="Arimo" fo:color="#000000" fo:font-size="11pt" style:font-size-asian="11pt" style:font-size-complex="11pt"/>
    </style:style>
    <style:style style:name="P90" style:parent-style-name="Standard" style:family="paragraph">
      <style:text-properties style:font-name="Arimo" fo:color="#000000" fo:font-size="11pt" style:font-size-asian="11pt" style:font-size-complex="11pt"/>
    </style:style>
    <style:style style:name="P91" style:parent-style-name="Standard" style:family="paragraph">
      <style:text-properties style:font-name="Arimo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inherit" fo:color="#FFFFFF" fo:font-size="11pt" style:font-size-asian="11pt" style:font-size-complex="11pt"/>
    </style:style>
    <style:style style:name="P93" style:parent-style-name="Standard" style:family="paragraph">
      <style:text-properties style:font-name="Arimo" fo:color="#000000" fo:font-size="11pt" style:font-size-asian="11pt" style:font-size-complex="11pt"/>
    </style:style>
    <style:style style:name="P94" style:parent-style-name="Standard" style:family="paragraph">
      <style:text-properties style:font-name="Arimo" fo:color="#000000" fo:font-size="11pt" style:font-size-asian="11pt" style:font-size-complex="11pt"/>
    </style:style>
  </office:automatic-styles>
  <office:body>
    <office:text text:use-soft-page-breaks="true">
      <text:p text:style-name="P1">CALCULS SCIENTIFIQUES</text:p>
      <text:p text:style-name="P2"/>
      <text:p text:style-name="P3"/>
      <text:p text:style-name="P4">La vitesse de votre prototype ACAR est de 1m/s, ce qui vous permet de déterminer quelle est l’autonomie de votre prototype. Le résultat de votre calcul devra<text:s/>être donné en heure. Voici les différentes étapes dont vous pouvez vous inspirer pour trouver ce résultat.</text:p>
      <text:p text:style-name="P5">1. Calcul de l’accélération pour atteindre la vitesse max en 1 seconde</text:p>
      <text:p text:style-name="P6">2. Force exercée sur le prototype lors de l’accélération (le prototype pèse environ 1kg +/- 2%)</text:p>
      <text:p text:style-name="P7">3. Force tangentielle sur une roue</text:p>
      <text:p text:style-name="P8">4. Couple qui s’exerce sur la roue</text:p>
      <text:p text:style-name="P9">5. Vitesse de rotation de la roue</text:p>
      <text:p text:style-name="P10">6. Puissance totale du motopropulseur</text:p>
      <text:p text:style-name="P11">7. Intensité fournie par la source d’énergie</text:p>
      <text:p text:style-name="P12">8. Autonomie de la batterie</text:p>
      <text:p text:style-name="P13">9. [Bonus] si le moteur tourne à 1500 T/mn quel est le rapport du réducteur</text:p>
      <text:p text:style-name="P14"/>
      <text:p text:style-name="P15"/>
      <text:p text:style-name="P16">1. Calcul de l’accélération :</text:p>
      <text:p text:style-name="P17"/>
      <text:p text:style-name="P18">Vfinal = 1m/s</text:p>
      <text:p text:style-name="P19">Vinit = 0m/s</text:p>
      <text:p text:style-name="P20">Tfinal = 1s</text:p>
      <text:p text:style-name="P21">Tinit = 0s</text:p>
      <text:p text:style-name="Standard"><text:span text:style-name="T22">a =<text:s/></text:span><text:span text:style-name="T23">Δ</text:span><text:span text:style-name="T24">V/</text:span><text:span text:style-name="T25">Δ</text:span><text:span text:style-name="T26">T = (Vfinal – Vinit)/(Tfinal – Tinit) = (1 – 0)/(1 – 0) = 1m/s²</text:span></text:p>
      <text:p text:style-name="P27">OU</text:p>
      <text:p text:style-name="Standard"><text:span text:style-name="T28">Δ</text:span><text:span text:style-name="T29">V = 1m/s<text:s/></text:span><text:span text:style-name="T30">Δ</text:span><text:span text:style-name="T31">T = 1s a =<text:s/></text:span><text:span text:style-name="T32">Δ</text:span><text:span text:style-name="T33">V/</text:span><text:span text:style-name="T34">Δ</text:span><text:span text:style-name="T35">T = 1 /1=<text:s/></text:span><text:span text:style-name="T36">1m/s</text:span></text:p>
      <text:p text:style-name="P37"/>
      <text:p text:style-name="P38"/>
      <text:p text:style-name="P39">2. Calcul de la force exercée sur le prototype lors de l’accélération :</text:p>
      <text:p text:style-name="P40"/>
      <text:p text:style-name="P41">a = 1m/s² m = 1 kg ± 0.02</text:p>
      <text:p text:style-name="P42">OU</text:p>
      <text:p text:style-name="P43">m = 1 kg ± 2% F = a*m = 1*1 = 1N ± 0.02</text:p>
      <text:p text:style-name="P44">OU</text:p>
      <text:p text:style-name="P45">F = a*m = 1*1 = 1N ± 2%</text:p>
      <text:p text:style-name="P46"/>
      <text:p text:style-name="P47">3. Calcul de la force tangentielle sur une roue</text:p>
      <text:p text:style-name="P48"/>
      <text:p text:style-name="P49">F/(nb roue) soit</text:p>
      <text:p text:style-name="P50"/>
      <text:p text:style-name="P51">F=1/4 =<text:s/>0,25N</text:p>
      <text:p text:style-name="P52"/>
      <text:p text:style-name="P53">4. Calcul du couple qui s’exerce sur la roue</text:p>
      <text:p text:style-name="P54"/>
      <text:p text:style-name="P55">C = F.r</text:p>
      <text:p text:style-name="P56">C est le couple,</text:p>
      <text:p text:style-name="Standard"><text:span text:style-name="T57">r le rayon de la roue, et F<text:s/></text:span><text:span text:style-name="T58">la force exercée en newton</text:span></text:p>
      <text:p text:style-name="P59">Ainsi après application numérique :</text:p>
      <text:p text:style-name="P60">Avec rayon r de la roue = 32.5 mm ( 0.0325m)</text:p>
      <text:p text:style-name="P61">Et avec la force F equivalent au<text:s/>résultat du calcul précédent</text:p>
      <text:p text:style-name="P62">soit : C = 0.25 * 0.0325 = 0.008125 N.m</text:p>
      <text:p text:style-name="P63"/>
      <text:p text:style-name="P64">5 . Calcul de la vitesse de la rotation de la roue</text:p>
      <text:p text:style-name="P65"/>
      <text:soft-page-break/>
      <text:p text:style-name="P66">v = 1 m/s</text:p>
      <text:p text:style-name="P67"><text:s text:c="5"/>r <text:s/>= 0.0325<text:s/>m (3.25 cm)</text:p>
      <text:p text:style-name="P68"><text:s text:c="5"/>v = r * w w</text:p>
      <text:p text:style-name="Standard"><text:span text:style-name="T69"><text:s text:c="8"/></text:span><text:span text:style-name="T70">= v/r</text:span></text:p>
      <text:p text:style-name="P71"><text:s text:c="8"/>= 1/0.0325 = 30.8 rad/s.</text:p>
      <text:p text:style-name="P72"/>
      <text:p text:style-name="P73"/>
      <text:p text:style-name="P74"/>
      <text:p text:style-name="P75">6. Puissance totale du motopropulseur</text:p>
      <text:p text:style-name="P76"/>
      <text:p text:style-name="P77">P = C * ω</text:p>
      <text:p text:style-name="P78">Où<text:s/>ω est la vitesse de rotation du moteur. P, C et ω sont ici exprimées en Watt, en Newton.mètre et en radian par seconde.</text:p>
      <text:p text:style-name="P79">Vitesses rotation roue : 30.8 rad/s.</text:p>
      <text:p text:style-name="Standard"><text:span text:style-name="T80">Soit P = 0.008125* 30.8 = 0.25025 W</text:span></text:p>
      <text:p text:style-name="P81"/>
      <text:p text:style-name="P82">7) Intensité fournie par la source d’énergie</text:p>
      <text:p text:style-name="P83"/>
      <text:p text:style-name="P84">Intensité fournie par la source d’énergie</text:p>
      <text:p text:style-name="P85">P = U * I<text:s/> I= P/U</text:p>
      <text:p text:style-name="P86">P est la puissance en W</text:p>
      <text:p text:style-name="P87">U le voltage en V</text:p>
      <text:p text:style-name="P88">I l’intensité en A</text:p>
      <text:p text:style-name="P89">Soit :<text:s/>I = 0.25025 / 12 = 0.02085416666 A ~ 20.9 mA</text:p>
      <text:p text:style-name="P90"/>
      <text:p text:style-name="P91">8. Autonomie de la batterie</text:p>
      <text:p text:style-name="P92"/>
      <text:p text:style-name="P93">Autonomie batterie = Ampère fourni / ampère consommé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mo" svg:font-family="Arimo" style:font-family-generic="swiss" style:font-pitch="variable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RTZLIN KILLIAN</dc:creator>
    <meta:creation-date>2018-06-08T09:13:00Z</meta:creation-date>
    <dc:date>2018-06-08T09:56:00Z</dc:date>
    <meta:template xlink:href="Normal.dotm" xlink:type="simple"/>
    <meta:editing-cycles>5</meta:editing-cycles>
    <meta:editing-duration>PT900S</meta:editing-duration>
    <meta:document-statistic meta:page-count="2" meta:paragraph-count="4" meta:word-count="341" meta:character-count="2214" meta:row-count="15" meta:non-whitespace-character-count="1877"/>
  </office:meta>
</office:document-meta>
</file>